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sk" fo:country="SK" officeooo:rsid="001cbec7" officeooo:paragraph-rsid="00215166" style:font-size-asian="12pt" style:font-size-complex="12pt"/>
    </style:style>
    <style:style style:name="P2" style:family="paragraph" style:parent-style-name="Text_20_body">
      <style:text-properties fo:language="sk" fo:country="SK" officeooo:rsid="001c6d6e" officeooo:paragraph-rsid="001c6d6e"/>
    </style:style>
    <style:style style:name="P3" style:family="paragraph" style:parent-style-name="Text_20_body">
      <style:text-properties fo:language="sk" fo:country="SK" officeooo:rsid="001ee669" officeooo:paragraph-rsid="001ee669"/>
    </style:style>
    <style:style style:name="P4" style:family="paragraph" style:parent-style-name="Text_20_body">
      <style:text-properties fo:language="sk" fo:country="SK" officeooo:rsid="001f9d7b" officeooo:paragraph-rsid="001f9d7b"/>
    </style:style>
    <style:style style:name="P5" style:family="paragraph" style:parent-style-name="Text_20_body">
      <style:text-properties fo:language="sk" fo:country="SK" officeooo:rsid="001f9d7b" officeooo:paragraph-rsid="00215166"/>
    </style:style>
    <style:style style:name="P6" style:family="paragraph" style:parent-style-name="Text_20_body">
      <style:paragraph-properties fo:text-align="end" style:justify-single-word="false"/>
      <style:text-properties fo:language="sk" fo:country="SK" officeooo:rsid="001fdb09" officeooo:paragraph-rsid="001fdb09"/>
    </style:style>
    <style:style style:name="P7" style:family="paragraph" style:parent-style-name="Text_20_body">
      <style:text-properties officeooo:rsid="0021c875" officeooo:paragraph-rsid="0021c875"/>
    </style:style>
    <style:style style:name="P8" style:family="paragraph" style:parent-style-name="Text_20_body">
      <style:text-properties officeooo:paragraph-rsid="0021c875"/>
    </style:style>
    <style:style style:name="P9" style:family="paragraph" style:parent-style-name="Title">
      <style:text-properties fo:language="sk" fo:country="SK" officeooo:rsid="001c6d6e" officeooo:paragraph-rsid="001c6d6e"/>
    </style:style>
    <style:style style:name="P10" style:family="paragraph" style:parent-style-name="Heading_20_3">
      <style:text-properties fo:language="sk" fo:country="SK"/>
    </style:style>
    <style:style style:name="P11" style:family="paragraph" style:parent-style-name="Heading_20_3">
      <style:text-properties fo:language="sk" fo:country="SK" officeooo:rsid="001f9d7b" officeooo:paragraph-rsid="001f9d7b"/>
    </style:style>
    <style:style style:name="P12" style:family="paragraph" style:parent-style-name="Heading_20_3">
      <style:text-properties officeooo:rsid="0021c875" officeooo:paragraph-rsid="0021c875"/>
    </style:style>
    <style:style style:name="P13" style:family="paragraph" style:parent-style-name="Heading_20_3">
      <style:text-properties officeooo:paragraph-rsid="0021c875"/>
    </style:style>
    <style:style style:name="T1" style:family="text">
      <style:text-properties officeooo:rsid="001ee66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db09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db09" style:font-style-asian="normal" style:font-style-complex="normal"/>
    </style:style>
    <style:style style:name="T7" style:family="text">
      <style:text-properties fo:font-style="normal" officeooo:rsid="00215166" style:font-style-asian="normal" style:font-style-complex="normal"/>
    </style:style>
    <style:style style:name="T8" style:family="text">
      <style:text-properties fo:font-variant="normal" fo:text-transform="none" fo:color="#000000" fo:letter-spacing="normal" fo:font-style="normal" officeooo:rsid="001fdb09" style:font-style-asian="normal" style:font-style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1fdb09" style:font-style-asian="normal" style:font-style-complex="normal"/>
    </style:style>
    <style:style style:name="T10" style:family="text">
      <style:text-properties officeooo:rsid="00215166"/>
    </style:style>
    <style:style style:name="T11" style:family="text">
      <style:text-properties officeooo:rsid="0021c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FJ – Zadanie 1</text:p>
      <text:p text:style-name="P2"/>
      <text:h text:style-name="P10" text:outline-level="3">Idea</text:h>
      <text:p text:style-name="P1"><text:span text:style-name="T9">Program si spustení načíta a parsne zdrojový kód. Parsujú sa len platné inštrukcie programu podľa zadania, zvyšné symboly sú ignorované. Pri parsovaní sa vykonáva jednoduchá kontrola inštrukcií </text:span><text:span text:style-name="T8">“</text:span><text:span text:style-name="T9">[</text:span><text:span text:style-name="T8">“ </text:span><text:span text:style-name="T9">a </text:span><text:span text:style-name="T8">“</text:span><text:span text:style-name="T9">]”, kde ku každej </text:span><text:span text:style-name="T8">“</text:span><text:span text:style-name="T9">[” musí existovať párová inštrukcia </text:span><text:span text:style-name="T8">“</text:span><text:span text:style-name="T9">]”. Ak táto podmienka nie je splnená program sa ukončí a vypíše chybovú hlášku. </text:span></text:p>
      <text:p text:style-name="P1"><text:span text:style-name="T9"/></text:p>
      <text:p text:style-name="P1"><text:span text:style-name="T9">Po parsovaní nasleduje načítanie vstupného súboru, ak bol zadaný ako druhý argument programu. Vstupný súbor sa vyžaduje ak bola zadaná inštrukcia </text:span><text:span text:style-name="T8">“</text:span><text:span text:style-name="T9">R”, inak program skončí s chybovou hláškou. </text:span></text:p>
      <text:p text:style-name="P1"><text:span text:style-name="T9"/></text:p>
      <text:p text:style-name="P1"><text:span text:style-name="T9">Nasleduje vykonanie inštrukcií. Inštrukcie </text:span><text:span text:style-name="T8">“</text:span><text:span text:style-name="T9">[” a </text:span><text:span text:style-name="T8">“</text:span><text:span text:style-name="T9">]” sa simulujú pomocou rekurzie. V prípade, že sa vykonali všetky inštrukcie, program skončí. <text:s/>Ak počas behu programu nastali chyby, program vypíše chybovú hlášku. </text:span></text:p>
      <text:p text:style-name="P3"/>
      <text:h text:style-name="P11" text:outline-level="3">Vstup <text:span text:style-name="T10">a výstup</text:span></text:h>
      <text:p text:style-name="P5">Vstupom programu je zdrojový kód a vstupný súbor. Vstupný súbor je voliteľný a očakáva sa ak je v zdrojovom kóde inštrukcia <text:span text:style-name="T1">“R”. </text:span></text:p>
      <text:p text:style-name="P5"/>
      <text:p text:style-name="P5">Program vypisuje výstup (inštrukcia <text:span text:style-name="T1">“</text:span>W<text:span text:style-name="T1">”</text:span>) na štandardný v<text:span text:style-name="T10">ý</text:span>stup.</text:p>
      <text:p text:style-name="P4"/>
      <text:h text:style-name="P11" text:outline-level="3">Kompilácia</text:h>
      <text:p text:style-name="P4">Program je napísaný v jazyku C++. Kompiluje sa pomocou priloženého Makefile, alebo manuálne pomocou kompilátorov g++/clang++/c++ a príkazu <text:span text:style-name="T2">“c++ -std=c++11 -o z1.exe main.cpp”</text:span></text:p>
      <text:p text:style-name="P4"><text:span text:style-name="T2"/></text:p>
      <text:h text:style-name="P11" text:outline-level="3">Spustenie programu</text:h>
      <text:p text:style-name="P4"><text:span text:style-name="T4">“z1.exe source.txt input_file”</text:span><text:span text:style-name="T2"> </text:span><text:span text:style-name="T5">alebo “z1.exe source.txt” ak program nebude čítať. </text:span><text:span text:style-name="T6">V </text:span><text:span text:style-name="T7">Linuxe</text:span><text:span text:style-name="T6"> môžeme využi</text:span><text:span text:style-name="T7">ť</text:span><text:span text:style-name="T6"> pipe na presmerovanie výstupu a spustiť program ako “</text:span><text:span text:style-name="T3">z1.exe source.txt input_file &gt; output_file</text:span><text:span text:style-name="T6">”.</text:span></text:p>
      <text:p text:style-name="P4"><text:span text:style-name="T6"/></text:p>
      <text:h text:style-name="P12" text:outline-level="3"><text:soft-page-break/>Obmedzenia</text:h>
      <text:p text:style-name="P8"><text:span text:style-name="T11">- program používa na aritmetické operácie bajty, ktoré pri sčítaní alebo odčítaní môžu pretiecť.</text:span></text:p>
      <text:p text:style-name="P8"><text:span text:style-name="T11">- pamäť každého programu je obmedzená na 100000 bajtov.</text:span></text:p>
      <text:p text:style-name="P8"/>
      <text:h text:style-name="P13" text:outline-level="3"><text:span text:style-name="T11">Bonus – sčítanie 2 čísiel</text:span></text:h>
      <text:p text:style-name="P7">Program načíta 2 bajty zo vstupného súboru a vypíše ich súčet. V prípade ak je súčet viac ako 0xFF nastane pretečenie.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M</text:span><text:span text:style-name="T5">artin Eliá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2:02:31.683559225</meta:creation-date>
    <dc:date>2016-03-06T13:58:37.375023100</dc:date>
    <meta:editing-duration>PT25M12S</meta:editing-duration>
    <meta:editing-cycles>4</meta:editing-cycles>
    <meta:generator>LibreOffice/5.0.3.2$Linux_X86_64 LibreOffice_project/e5f16313668ac592c1bfb310f4390624e3dbfb75</meta:generator>
    <meta:document-statistic meta:table-count="0" meta:image-count="0" meta:object-count="0" meta:page-count="2" meta:paragraph-count="18" meta:word-count="251" meta:character-count="1686" meta:non-whitespace-character-count="1446"/>
  </office:meta>
</office:document-meta>
</file>